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ext-properties officeooo:rsid="00190bb2" officeooo:paragraph-rsid="00190bb2"/>
    </style:style>
    <style:style style:name="P2" style:family="paragraph" style:parent-style-name="Heading_20_3">
      <style:text-properties officeooo:rsid="00190bb2" officeooo:paragraph-rsid="00190bb2"/>
    </style:style>
    <style:style style:name="P3" style:family="paragraph" style:parent-style-name="Heading_20_3">
      <style:text-properties officeooo:rsid="001ca3ff" officeooo:paragraph-rsid="001ca3ff"/>
    </style:style>
    <style:style style:name="P4" style:family="paragraph" style:parent-style-name="Text_20_body">
      <style:text-properties officeooo:rsid="00180ab2" officeooo:paragraph-rsid="00180ab2"/>
    </style:style>
    <style:style style:name="P5" style:family="paragraph" style:parent-style-name="Text_20_body">
      <style:text-properties officeooo:rsid="00190bb2" officeooo:paragraph-rsid="00190bb2"/>
    </style:style>
    <style:style style:name="P6" style:family="paragraph" style:parent-style-name="Text_20_body">
      <style:text-properties officeooo:rsid="00195de4" officeooo:paragraph-rsid="00195de4"/>
    </style:style>
    <style:style style:name="P7" style:family="paragraph" style:parent-style-name="Text_20_body">
      <style:text-properties officeooo:rsid="001b29e2" officeooo:paragraph-rsid="001b29e2"/>
    </style:style>
    <style:style style:name="P8" style:family="paragraph" style:parent-style-name="Text_20_body">
      <style:text-properties officeooo:rsid="001ca3ff" officeooo:paragraph-rsid="001ca3ff"/>
    </style:style>
    <style:style style:name="P9" style:family="paragraph" style:parent-style-name="Title">
      <style:text-properties officeooo:rsid="00180ab2" officeooo:paragraph-rsid="00180a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Traders of the North</text:p>
      <text:p text:style-name="P4"/>
      <text:h text:style-name="P1" text:outline-level="1">Game Overview</text:h>
      <text:h text:style-name="P2" text:outline-level="3">Game Concept</text:h>
      <text:p text:style-name="P5">The longboat returns from a successful raid, and two vikings must use whatever strategy necessary to bet their way to the top and take home the best loot!</text:p>
      <text:h text:style-name="P3" text:outline-level="3">Genre</text:h>
      <text:p text:style-name="P6">Traders of the North is a trading-based Viking-themed arcade game, where the player must use their limited Runes to bet on the collection of the pot.</text:p>
      <text:h text:style-name="P3" text:outline-level="3">Target Audience</text:h>
      <text:p text:style-name="P7">Though aimed at the casual player, the game’s target audience is prospective employers and/or people simply looking at exploring the skill set offered.</text:p>
      <text:h text:style-name="P3" text:outline-level="3">Game Flow Summary</text:h>
      <text:p text:style-name="P8">The player navigates a pair of simple UI elements to go between the different menus and the game itself. </text:p>
      <text:h text:style-name="P3" text:outline-level="3">Look and Feel</text:h>
      <text:p text:style-name="P8">The look and feel of the game is very casual. Viking theme in UI and art, the game strives to be very friendly, clean, and simple for users to easily begin playing.</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3:13:00.668795654</meta:creation-date>
    <meta:generator>LibreOffice/6.4.6.2$Linux_X86_64 LibreOffice_project/40$Build-2</meta:generator>
    <dc:date>2020-10-05T13:23:26.793133836</dc:date>
    <meta:editing-duration>PT9M49S</meta:editing-duration>
    <meta:editing-cycles>6</meta:editing-cycles>
    <meta:document-statistic meta:table-count="0" meta:image-count="0" meta:object-count="0" meta:page-count="2" meta:paragraph-count="12" meta:word-count="145" meta:character-count="818" meta:non-whitespace-character-count="684"/>
  </office:meta>
</office:document-meta>
</file>